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paragraph-rsid="00063620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63620" officeooo:paragraph-rsid="00063620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7f3c1" officeooo:paragraph-rsid="0007f3c1" style:font-size-asian="16pt" style:font-size-complex="1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7f3c1" officeooo:paragraph-rsid="0007f3c1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96d19" officeooo:paragraph-rsid="00096d19" style:font-size-asian="16pt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96d19" officeooo:paragraph-rsid="00096d19" style:font-size-asian="16pt" style:font-size-complex="1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96d19" officeooo:paragraph-rsid="00117754" style:font-size-asian="16pt" style:font-size-complex="16pt"/>
    </style:style>
    <style:style style:name="P8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df2c6" officeooo:paragraph-rsid="000df2c6" style:font-size-asian="16pt" style:font-size-complex="16pt"/>
    </style:style>
    <style:style style:name="P9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fbda5" officeooo:paragraph-rsid="000fbda5" style:font-size-asian="16pt" style:font-size-complex="16pt"/>
    </style:style>
    <style:style style:name="P10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fdb83" officeooo:paragraph-rsid="000fdb83" style:font-size-asian="16pt" style:font-size-complex="16pt"/>
    </style:style>
    <style:style style:name="P11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1879c8" officeooo:paragraph-rsid="001879c8" style:font-size-asian="16pt" style:font-size-complex="16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fo:font-style="italic" fo:font-weight="bold" officeooo:rsid="0007f3c1" officeooo:paragraph-rsid="0007f3c1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fo:font-style="italic" fo:font-weight="bold" officeooo:rsid="00063620" officeooo:paragraph-rsid="00063620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20pt" fo:font-weight="bold" officeooo:rsid="0007f3c1" officeooo:paragraph-rsid="0007f3c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>
        <style:tab-stops>
          <style:tab-stop style:position="8.507cm"/>
        </style:tab-stops>
      </style:paragraph-properties>
      <style:text-properties fo:color="#000000" style:font-name="Courier New" fo:font-size="18pt" officeooo:rsid="0007f3c1" officeooo:paragraph-rsid="0007f3c1" style:font-size-asian="18pt" style:font-size-complex="16pt"/>
    </style:style>
    <style:style style:name="P17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paragraph-rsid="00063620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fdb83" officeooo:paragraph-rsid="00063620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1c4fd6" officeooo:paragraph-rsid="001c4fd6" style:font-size-asian="16pt" style:font-size-complex="16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1c4fd6" officeooo:paragraph-rsid="001c4fd6" style:font-size-asian="16pt" style:font-size-complex="16pt"/>
    </style:style>
    <style:style style:name="T1" style:family="text">
      <style:text-properties officeooo:rsid="00063620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63620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ab23c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117754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a7532" style:font-size-asian="22pt" style:font-weight-asian="bold" style:font-size-complex="22pt" style:font-weight-complex="bold"/>
    </style:style>
    <style:style style:name="T7" style:family="text">
      <style:text-properties fo:font-size="20pt" officeooo:rsid="00063620" style:font-size-asian="20pt" style:font-size-complex="20pt"/>
    </style:style>
    <style:style style:name="T8" style:family="text">
      <style:text-properties fo:font-size="20pt" officeooo:rsid="001a7532" style:font-size-asian="20pt" style:font-size-complex="20pt"/>
    </style:style>
    <style:style style:name="T9" style:family="text">
      <style:text-properties fo:font-size="20pt" fo:font-weight="bold" officeooo:rsid="001a7532" style:font-size-asian="20pt" style:font-weight-asian="bold" style:font-size-complex="20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a7532" style:font-style-asian="italic" style:font-weight-asian="bold" style:font-style-complex="italic" style:font-weight-complex="bold"/>
    </style:style>
    <style:style style:name="T12" style:family="text">
      <style:text-properties officeooo:rsid="000ab23c"/>
    </style:style>
    <style:style style:name="T13" style:family="text">
      <style:text-properties officeooo:rsid="000fbda5"/>
    </style:style>
    <style:style style:name="T14" style:family="text">
      <style:text-properties officeooo:rsid="00113c33"/>
    </style:style>
    <style:style style:name="T15" style:family="text">
      <style:text-properties fo:color="#2a00ff" style:font-name="Courier New" fo:font-size="18pt" style:font-size-asian="18pt"/>
    </style:style>
    <style:style style:name="T16" style:family="text">
      <style:text-properties fo:color="#2a00ff" style:font-name="Courier New" fo:font-size="18pt" officeooo:rsid="001451a1" style:font-size-asian="18pt"/>
    </style:style>
    <style:style style:name="T17" style:family="text">
      <style:text-properties fo:color="#2a00ff" style:font-name="Courier New" fo:font-size="18pt" officeooo:rsid="001a7532" style:font-size-asian="18pt"/>
    </style:style>
    <style:style style:name="T18" style:family="text">
      <style:text-properties fo:color="#000000" style:font-name="Courier New" fo:font-size="18pt" style:font-size-asian="18pt"/>
    </style:style>
    <style:style style:name="T19" style:family="text">
      <style:text-properties officeooo:rsid="00169c83"/>
    </style:style>
    <style:style style:name="T20" style:family="text">
      <style:text-properties officeooo:rsid="001a7532"/>
    </style:style>
    <style:style style:name="T21" style:family="text">
      <style:text-properties officeooo:rsid="001e01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minario de Informática</text:p>
      <text:p text:style-name="P19">I.E.S. El Rincón</text:p>
      <text:p text:style-name="P19">12 de Diciembre de 2017</text:p>
      <text:p text:style-name="P19"/>
      <text:p text:style-name="P20">RECUPERACIÓN DEL MODULO </text:p>
      <text:p text:style-name="P20">PROGRAMACIÓN</text:p>
      <text:p text:style-name="P3"/>
      <text:p text:style-name="P14">OBJETIVOS</text:p>
      <text:p text:style-name="P1"/>
      <text:p text:style-name="P1"/>
      <text:p text:style-name="P1"><text:span text:style-name="T3">1</text:span><text:span text:style-name="T7">.</text:span><text:span text:style-name="T1"> </text:span>Definir un método que devuelva <text:span text:style-name="T20">un array de boolean</text:span>, <text:span text:style-name="T20">a partir de una lista de nif</text:span>. <text:span text:style-name="T20">El nif correcto se traduce en true y el incorrecto en false.</text:span></text:p>
      <text:p text:style-name="P1"/>
      <text:p text:style-name="P1"/>
      <text:p text:style-name="P2">El prototipo debe ser el siguiente:</text:p>
      <text:p text:style-name="P2"/>
      <text:p text:style-name="P13">public <text:span text:style-name="T20">boolean[]</text:span> metodo1(<text:span text:style-name="T20">String[] <text:s/>nifs</text:span>)</text:p>
      <text:p text:style-name="P2"/>
      <text:p text:style-name="P18"/>
      <text:p text:style-name="P10"/>
      <text:p text:style-name="P3"><text:span text:style-name="T2">2.</text:span> Crear un m<text:span text:style-name="T12">é</text:span>todo con el siguiente prototipo:</text:p>
      <text:p text:style-name="P3"/>
      <text:p text:style-name="P4"><text:s/><text:span text:style-name="T10">public </text:span><text:span text:style-name="T11">Vehiculo</text:span><text:span text:style-name="T10">[] metodo (String[] libros)</text:span></text:p>
      <text:p text:style-name="P3"/>
      <text:p text:style-name="P3">Los <text:span text:style-name="T20">vehiculos</text:span> vienen en forma de cadena, con su id, <text:span text:style-name="T20">marca, modelo</text:span> y precio.</text:p>
      <text:p text:style-name="P3">De la siguiente manera:</text:p>
      <text:p text:style-name="P3"/>
      <text:p text:style-name="P3"><text:span text:style-name="T16"><text:s text:c="6"/>{</text:span><text:span text:style-name="T15">"2@</text:span><text:span text:style-name="T17">CITROEN@C4</text:span><text:span text:style-name="T15">@16.25"</text:span><text:span text:style-name="T18">,</text:span></text:p>
      <text:p text:style-name="P15"><text:span text:style-name="T18"><text:tab/><text:tab/></text:span><text:span text:style-name="T15">"</text:span><text:span text:style-name="T17">t</text:span><text:span text:style-name="T15">@</text:span><text:span text:style-name="T17">RENAULT@CLIO</text:span><text:span text:style-name="T15">@</text:span><text:span text:style-name="T17">5</text:span><text:span text:style-name="T15">.50"</text:span><text:span text:style-name="T18">,</text:span></text:p>
      <text:p text:style-name="P15"><text:span text:style-name="T18"><text:tab/><text:tab/></text:span><text:span text:style-name="T15">"</text:span><text:span text:style-name="T17">7</text:span><text:span text:style-name="T15">@</text:span><text:span text:style-name="T17">TOYOTA@AURIS</text:span><text:span text:style-name="T15">@16.X"</text:span><text:span text:style-name="T18">,</text:span></text:p>
      <text:p text:style-name="P15"><text:span text:style-name="T18"><text:tab/><text:tab/></text:span><text:span text:style-name="T15">"5@</text:span><text:span text:style-name="T17">VOLKWAGEN@TUAREG</text:span><text:span text:style-name="T15">@18.50"</text:span><text:span text:style-name="T16">}</text:span></text:p>
      <text:p text:style-name="P16"><text:tab/><text:tab/>};</text:p>
      <text:p text:style-name="P3">etc..</text:p>
      <text:p text:style-name="P3">Los <text:span text:style-name="T21">cuatro </text:span>datos <text:span text:style-name="T19">de cada vehiculo </text:span>vienen delimitados por el carácter <text:span text:style-name="T20">@</text:span>.</text:p>
      <text:p text:style-name="P3"/>
      <text:p text:style-name="P3">Debe crearse la clase <text:span text:style-name="T20">Vehiculo</text:span> con sus propiedades privadas, constructor, getter/setters. <text:span text:style-name="T14">Colocarla en el paquete “modelo”.</text:span></text:p>
      <text:p text:style-name="P3"><text:soft-page-break/></text:p>
      <text:p text:style-name="P5">Los tipos de la clase son : int, String , <text:span text:style-name="T20">String </text:span>y float, en ese orden.</text:p>
      <text:p text:style-name="P5"/>
      <text:p text:style-name="P5">Pueden venir datos numéricos (id y precio) no válidos. Tenerlo en cuenta.</text:p>
      <text:p text:style-name="P5"/>
      <text:p text:style-name="P3">Recordar el método “split” de la clase String que “rompe” la cadena en un array de cadenas. En este ejercicio el array contiene 3 elementos.</text:p>
      <text:p text:style-name="P11">Si un <text:span text:style-name="T20">vehiculo</text:span> tiene datos inválidos (en el ejemplo, el segundo y el tercero) quedará en el array de salida el valor null para dichos libros. Usar try/catch con la NumberFormatException.</text:p>
      <text:p text:style-name="P3"/>
      <text:p text:style-name="P3"/>
      <text:p text:style-name="P3"/>
      <text:p text:style-name="P3"><text:span text:style-name="T2">3</text:span>. Crear un método que se va a llenar con números aleatorios entre 1 y 6.</text:p>
      <text:p text:style-name="P3"><text:s/>El prototipo del método debe ser:</text:p>
      <text:p text:style-name="P3"/>
      <text:p text:style-name="P12">public int[]<text:span text:style-name="T13">[]</text:span> metodo3(int <text:span text:style-name="T20">partidas</text:span>, int <text:span text:style-name="T20">jugadores</text:span>)</text:p>
      <text:p text:style-name="P9">La matriz representa en las filas l<text:span text:style-name="T20">as partidas</text:span> y en las columnas l<text:span text:style-name="T20">os jugadore</text:span>s.</text:p>
      <text:p text:style-name="P9"/>
      <text:p text:style-name="P9">Insertar los n<text:span text:style-name="T20">ú</text:span>meros (lanzamiento de un dado) en el orden de las partidas, es decir, primero la <text:span text:style-name="T20">fila</text:span> 0 (primera partida), y así con las demás <text:s/>partidas (<text:span text:style-name="T20">filas</text:span>).</text:p>
      <text:p text:style-name="P9"/>
      <text:p text:style-name="P9">Aprovechar un método hecho en clase para obtener un número entre 1 y 6 .</text:p>
      <text:p text:style-name="P9"/>
      <text:p text:style-name="P9"/>
      <text:p text:style-name="P3"/>
      <text:p text:style-name="P3">Los métodos se implementarán <text:s/>en la clase Metodos. No poner en otro sitio.</text:p>
      <text:p text:style-name="P3">Los métodos se llaman desde la clase Principal, método main.</text:p>
      <text:p text:style-name="P3"/>
      <text:p text:style-name="P8">Recuerda usar el Debugger para comprobar el valor devuelto por un método.</text:p>
      <text:p text:style-name="P3"/>
      <text:p text:style-name="P6">VALOR DE LOS OBJETIVOS</text:p>
      <text:p text:style-name="P5"/>
      <text:p text:style-name="P7">1: <text:s/><text:span text:style-name="T6">4</text:span> <text:s text:c="7"/>2: <text:s/><text:span text:style-name="T6">2,5</text:span> <text:s text:c="4"/>3: <text:s text:c="2"/><text:span text:style-name="T5">3,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9:45:38.138000000</meta:creation-date>
    <dc:date>2017-12-11T23:00:06.489000000</dc:date>
    <meta:editing-duration>PT53M21S</meta:editing-duration>
    <meta:editing-cycles>17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36" meta:word-count="334" meta:character-count="2024" meta:non-whitespace-character-count="1691"/>
  </office:meta>
</office:document-meta>
</file>